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64b82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897be" officeooo:paragraph-rsid="001897be"/>
    </style:style>
    <style:style style:name="P4" style:family="paragraph" style:parent-style-name="Standard">
      <style:text-properties officeooo:rsid="0018efce" officeooo:paragraph-rsid="0018efce"/>
    </style:style>
    <style:style style:name="T1" style:family="text">
      <style:text-properties fo:font-size="13pt" fo:font-weight="bold" officeooo:rsid="001406be" style:font-size-asian="13pt" style:font-weight-asian="bold" style:font-size-complex="13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4b82" style:font-weight-asian="bold" style:font-weight-complex="bold"/>
    </style:style>
    <style:style style:name="T4" style:family="text">
      <style:text-properties officeooo:rsid="00188a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rgoCD URL : <text:s/>https://argocd.mdsbrand.com/ </text:p>
      <text:p text:style-name="Standard">Username : admin</text:p>
      <text:p text:style-name="Standard">Password : mNXoLIurpf4Cjy9T</text:p>
      <text:p text:style-name="Standard"/>
      <text:p text:style-name="Standard">Kubernetes application repository: <text:s text:c="2"/>https://github.com/mdsbrand/kubernetes </text:p>
      <text:p text:style-name="Standard">Mongodb external hostname : acc4aa95b20514b4fbdda76e93e014c7-611792297.us-east-2.elb.amazonaws.com</text:p>
      <text:p text:style-name="Standard">Internal Connection : </text:p>
      <text:p text:style-name="Standard"><text:s/>mongodb://perfectmongo:polkiujhytgf@mongo-nodeport-svc.mongodb.svc.cluster.local :27017</text:p>
      <text:p text:style-name="Standard"/>
      <text:p text:style-name="Standard">External Conenction : </text:p>
      <text:p text:style-name="Standard"><text:s/>mongodb://perfectmongo:polkiujhytgf@acc4aa95b20514b4fbdda76e93e014c7-611792297.us-east-2.elb.amazonaws.com :27017</text:p>
      <text:p text:style-name="Standard">k8s load balancer url : dualstack.k8s-albingress-8a499ce2ff-1190364730.us-east-2.elb.amazonaws.com.</text:p>
      <text:p text:style-name="Standard"/>
      <text:p text:style-name="P1">*<text:tab/><text:span text:style-name="T1">How to live a domain from github to kubernetes <text:s/>*</text:span></text:p>
      <text:p text:style-name="Standard"/>
      <text:p text:style-name="Standard"/>
      <text:p text:style-name="Standard">1.<text:tab/>Clone the repository </text:p>
      <text:p text:style-name="Standard">2.<text:tab/>Update the docker image file in the repository </text:p>
      <text:p text:style-name="Standard">3.<text:tab/>Update <text:span text:style-name="T4">the ecr repository name(same name with git hub)</text:span></text:p>
      <text:p text:style-name="Standard"/>
      <text:p text:style-name="Standard"/>
      <text:p text:style-name="Standard">Push images commands </text:p>
      <text:p text:style-name="Standard"/>
      <text:p text:style-name="Standard">aws ecr get-login-password --region us-east-2 | docker login --username AWS --password-stdin 582218637643.dkr.ecr.us-east-2.amazonaws.com</text:p>
      <text:p text:style-name="Standard"/>
      <text:p text:style-name="Standard">docker build -t mean-texas-tige .</text:p>
      <text:p text:style-name="Standard"/>
      <text:p text:style-name="Standard"/>
      <text:p text:style-name="Standard">docker tag mean-texas-tige:latest 582218637643.dkr.ecr.us-east-2.amazonaws.com/mean-texas-tige:latest</text:p>
      <text:p text:style-name="Standard"/>
      <text:p text:style-name="Standard">docker push 582218637643.dkr.ecr.us-east-2.amazonaws.com/mean-texas-tige:latest</text:p>
      <text:p text:style-name="Standard"/>
      <text:p text:style-name="Standard"><text:s text:c="30"/>* <text:s text:c="6"/><text:span text:style-name="T2"><text:s text:c="6"/></text:span><text:span text:style-name="T3">[set database] <text:s text:c="4"/>*</text:span></text:p>
      <text:p text:style-name="P2"/>
      <text:p text:style-name="Standard">take backup from source mongodb</text:p>
      <text:p text:style-name="Standard"/>
      <text:p text:style-name="Standard"/>
      <text:p text:style-name="Standard"><text:s/>mongodump --host 127.0.0.1 --port 27017 --authenticationDatabase admin --username perfectmongo --password polkiujhytgf -d smithvillemarine -o .</text:p>
      <text:p text:style-name="Standard"/>
      <text:p text:style-name="Standard"/>
      <text:p text:style-name="Standard"/>
      <text:p text:style-name="Standard">restore that backup on new mongodb server</text:p>
      <text:p text:style-name="Standard"/>
      <text:p text:style-name="Standard"><text:soft-page-break/></text:p>
      <text:p text:style-name="Standard"/>
      <text:p text:style-name="Standard">mongorestore --host acc4aa95b20514b4fbdda76e93e014c7-611792297.us-east-2.elb.amazonaws.com <text:s/>--port 27017 --authenticationDatabase admin --username perfectmongo --password polkiujhytgf -d smithvillemarine <text:s text:c="4"/>./smithvillemarine ;</text:p>
      <text:p text:style-name="Standard"/>
      <text:p text:style-name="Standard"/>
      <text:p text:style-name="Standard">acc4aa95b20514b4fbdda76e93e014c7-611792297.us-east-2.elb.amazonaws.com</text:p>
      <text:p text:style-name="Standard"/>
      <text:p text:style-name="P3">Now login aws certificate Manager and request to ssl </text:p>
      <text:p text:style-name="P3">enter the domain name and wait until ssl isued.</text:p>
      <text:p text:style-name="P3">Then login in route53 </text:p>
      <text:p text:style-name="P3">enter the domain and create A record and and make alias and chhoose application AND CLASSIC LOAD BALANCER and next choose to k8s .</text:p>
      <text:p text:style-name="P3">Create record</text:p>
      <text:p text:style-name="P3">login to github mdsbrand/kubernetes and make a yaml file for that repository who pushed you in ecr</text:p>
      <text:p text:style-name="P4">save the changes in kubernetes/application files and push the github</text:p>
      <text:p text:style-name="P4">Now login in Argocd and sync <text:s/>the <text:s/>url and check the health of the pod</text:p>
      <text:p text:style-name="P4">if all is well then check url in browser.</text:p>
      <text:p text:style-name="P4">If all is not well check pods log and try to resolve the error 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15:18:43.461766299</meta:creation-date>
    <meta:generator>LibreOffice/7.3.7.2$Linux_X86_64 LibreOffice_project/30$Build-2</meta:generator>
    <dc:date>2023-03-11T15:53:39.529734892</dc:date>
    <meta:editing-duration>PT13M22S</meta:editing-duration>
    <meta:editing-cycles>5</meta:editing-cycles>
    <meta:document-statistic meta:table-count="0" meta:image-count="0" meta:object-count="0" meta:page-count="2" meta:paragraph-count="35" meta:word-count="270" meta:character-count="2342" meta:non-whitespace-character-count="2051"/>
  </office:meta>
</office:document-meta>
</file>